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1cdcc" officeooo:paragraph-rsid="0001cdcc"/>
    </style:style>
    <style:style style:name="P2" style:family="paragraph" style:parent-style-name="Text_20_body">
      <style:paragraph-properties fo:text-align="end" style:justify-single-word="false"/>
      <style:text-properties officeooo:rsid="0001cdcc" officeooo:paragraph-rsid="0001cdcc"/>
    </style:style>
    <style:style style:name="P3" style:family="paragraph" style:parent-style-name="Text_20_body">
      <style:paragraph-properties fo:text-align="start" style:justify-single-word="false"/>
      <style:text-properties officeooo:rsid="0001cdcc" officeooo:paragraph-rsid="0003c591"/>
    </style:style>
    <style:style style:name="P4" style:family="paragraph" style:parent-style-name="Text_20_body">
      <style:paragraph-properties fo:text-align="start" style:justify-single-word="false"/>
      <style:text-properties style:font-name="Lucida Console" fo:font-size="10pt" officeooo:rsid="0001cdcc" officeooo:paragraph-rsid="0001cdcc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Lucida Console" fo:font-size="10pt" officeooo:rsid="0001cdcc" officeooo:paragraph-rsid="0004190a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officeooo:rsid="0004190a" officeooo:paragraph-rsid="0004190a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01cdcc" officeooo:paragraph-rsid="0003c591" style:font-weight-asian="bold" style:font-weight-complex="bold"/>
    </style:style>
    <style:style style:name="P8" style:family="paragraph" style:parent-style-name="Heading_20_1">
      <style:paragraph-properties fo:text-align="center" style:justify-single-word="false"/>
      <style:text-properties officeooo:rsid="0001cdcc" officeooo:paragraph-rsid="0001cdcc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03c591" officeooo:paragraph-rsid="0005b34f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rsid="0001cdcc" officeooo:paragraph-rsid="0003c591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rsid="0003c591" officeooo:paragraph-rsid="0003c591"/>
    </style:style>
    <style:style style:name="P12" style:family="paragraph" style:parent-style-name="Text_20_body">
      <style:paragraph-properties fo:text-align="start" style:justify-single-word="false"/>
      <style:text-properties officeooo:rsid="0003c591" officeooo:paragraph-rsid="0005b34f"/>
    </style:style>
    <style:style style:name="P13" style:family="paragraph" style:parent-style-name="Text_20_body">
      <style:paragraph-properties fo:text-align="start" style:justify-single-word="false"/>
      <style:text-properties style:font-name="Lucida Console" fo:font-size="10pt" officeooo:rsid="0001cdcc" officeooo:paragraph-rsid="0004190a" style:font-size-asian="10pt" style:font-size-complex="10pt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05b34f" officeooo:paragraph-rsid="0005b34f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07849e" officeooo:paragraph-rsid="0007849e" style:font-weight-asian="normal" style:font-weight-complex="normal"/>
    </style:style>
    <style:style style:name="T1" style:family="text">
      <style:text-properties officeooo:rsid="0003c591"/>
    </style:style>
    <style:style style:name="T2" style:family="text">
      <style:text-properties officeooo:rsid="0004190a"/>
    </style:style>
    <style:style style:name="T3" style:family="text">
      <style:text-properties officeooo:rsid="0005b34f"/>
    </style:style>
    <style:style style:name="T4" style:family="text">
      <style:text-properties officeooo:rsid="0007849e"/>
    </style:style>
    <style:style style:name="T5" style:family="text">
      <style:text-properties fo:font-weight="bold" officeooo:rsid="0005b34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Mobile Dev</text:h>
      <text:p text:style-name="P1">Layouts Quiz</text:p>
      <text:p text:style-name="P1"/>
      <text:p text:style-name="P2">Name___________________________________________</text:p>
      <text:p text:style-name="P12"><text:span text:style-name="T5">1. 10 pts</text:span></text:p>
      <text:p text:style-name="P14">Provide terms to match the following definitions. <text:s/>Spell correctly.</text:p>
      <text:p text:style-name="P14">Type compatibility provided by the Kotlin "in" parameter on a type</text:p>
      <text:p text:style-name="P14"/>
      <text:p text:style-name="P14">Keyword used in Java equivalent declaration for "in"</text:p>
      <text:p text:style-name="P14"/>
      <text:p text:style-name="P14">Type of interface that is at the heart of how Kotlin expresses what would be a function object. <text:s/>Lambdas interoperate with such interfaces</text:p>
      <text:p text:style-name="P14"/>
      <text:p text:style-name="P15">Kotlin keyword to declare a class similar to a C struct</text:p>
      <text:p text:style-name="P15"/>
      <text:p text:style-name="P15">Notation for obtaining a KClass object, given a Kotlin class</text:p>
      <text:p text:style-name="P15"/>
      <text:p text:style-name="P9"><text:span text:style-name="T3">2</text:span>. 40 pts</text:p>
      <text:p text:style-name="P11">Rewrite this line from TipTime so that it does not use a lambda, but accomplishes the same thing as the original line. <text:s text:c="2"/>Your rewrite must be a single statement, though it may span several lines. <text:s/>You may use Android docs for View.OnKeyListener and Kotlin references, but no other docs.</text:p>
      <text:p text:style-name="P4">binding.serviceCostEt.setOnKeyListener({v, code, _ -&gt; hideKeyboard(v, code)})</text:p>
      <text:p text:style-name="P6">Your rewrite: </text:p>
      <text:p text:style-name="P5">binding.serviceCostEt.setOnKeyListener<text:span text:style-name="T2">(</text:span></text:p>
      <text:p text:style-name="P5"/>
      <text:p text:style-name="P5"/>
      <text:p text:style-name="P5"/>
      <text:p text:style-name="P5"/>
      <text:p text:style-name="P5"/>
      <text:p text:style-name="P5">)</text:p>
      <text:p text:style-name="P7"/>
      <text:p text:style-name="P7"><text:soft-page-break/><text:span text:style-name="T4">3</text:span>. <text:span text:style-name="T1">20 pts</text:span></text:p>
      <text:p text:style-name="P3">Using your code for Quotes as developed for Layouts<text:span text:style-name="T1"> exercise 3, add a number to each quote as displayed, e.g. "1. God is Love". <text:s/>The code itself must do this automatically; don't add numbers to the quotes in arrays.xml. <text:s/>Demo this for me during the test to get credi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2-03-06T21:46:02.325000000</dc:date>
    <meta:editing-duration>PT27M26S</meta:editing-duration>
    <meta:editing-cycles>2</meta:editing-cycles>
    <meta:document-statistic meta:table-count="0" meta:image-count="0" meta:object-count="0" meta:page-count="2" meta:paragraph-count="18" meta:word-count="194" meta:character-count="1219" meta:non-whitespace-character-count="1035"/>
  </office:meta>
</office:document-meta>
</file>